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1.6cm" fo:margin-right="0cm" fo:text-indent="-0.801cm" style:auto-text-indent="false" style:page-number="auto" fo:background-color="transparent"/>
      <style:text-properties officeooo:paragraph-rsid="001bc214" style:language-asian="zh" style:country-asian="TW"/>
    </style:style>
    <style:style style:name="P2" style:family="paragraph" style:parent-style-name="Standard" style:master-page-name="">
      <loext:graphic-properties draw:fill="none"/>
      <style:paragraph-properties fo:margin-left="1.6cm" fo:margin-right="0cm" fo:text-indent="-0.801cm" style:auto-text-indent="false" style:page-number="auto" fo:background-color="transparent"/>
      <style:text-properties officeooo:paragraph-rsid="001bc214" style:language-asian="zh" style:country-asian="TW"/>
    </style:style>
    <style:style style:name="P3" style:family="paragraph" style:parent-style-name="Standard">
      <loext:graphic-properties draw:fill="none"/>
      <style:paragraph-properties fo:margin-left="1.6cm" fo:margin-right="0cm" fo:text-indent="-0.801cm" style:auto-text-indent="false" fo:background-color="transparent"/>
      <style:text-properties officeooo:paragraph-rsid="001bc214" style:language-asian="zh" style:country-asian="TW"/>
    </style:style>
    <style:style style:name="P4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officeooo:paragraph-rsid="001bc214" style:language-asian="zh" style:country-asian="TW"/>
    </style:style>
    <style:style style:name="P5" style:family="paragraph" style:parent-style-name="Standard">
      <style:text-properties fo:font-weight="bold" officeooo:paragraph-rsid="001bc214" style:font-weight-asian="bold" style:font-weight-complex="bold"/>
    </style:style>
    <style:style style:name="P6" style:family="paragraph" style:parent-style-name="Standard">
      <style:text-properties fo:font-weight="bold" officeooo:paragraph-rsid="001bc214" style:language-asian="zh" style:country-asian="TW" style:font-weight-asian="bold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fo:font-weight="normal" officeooo:rsid="0024e4f9" officeooo:paragraph-rsid="001bc214" style:language-asian="zh" style:country-asian="TW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font-weight="normal" officeooo:rsid="0024e4f9" officeooo:paragraph-rsid="001bc214" style:language-asian="zh" style:country-asian="TW" style:font-weight-asian="normal" style:font-weight-complex="normal"/>
    </style:style>
    <style:style style:name="P9" style:family="paragraph" style:parent-style-name="Standard">
      <style:text-properties officeooo:paragraph-rsid="001bc214"/>
    </style:style>
    <style:style style:name="P10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officeooo:paragraph-rsid="001bc214"/>
    </style:style>
    <style:style style:name="T1" style:family="text">
      <style:text-properties style:language-asian="zh" style:country-asian="TW"/>
    </style:style>
    <style:style style:name="T2" style:family="text">
      <style:text-properties officeooo:rsid="0019e598" style:language-asian="zh" style:country-asian="TW"/>
    </style:style>
    <style:style style:name="T3" style:family="text">
      <style:text-properties officeooo:rsid="001be18a" style:language-asian="zh" style:country-asian="TW"/>
    </style:style>
    <style:style style:name="T4" style:family="text">
      <style:text-properties officeooo:rsid="001ea81d" style:language-asian="zh" style:country-asian="TW"/>
    </style:style>
    <style:style style:name="T5" style:family="text">
      <style:text-properties officeooo:rsid="006f7f2a" style:language-asian="zh" style:country-asian="TW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officeooo:rsid="0024e4f9" style:language-asian="zh" style:country-asian="TW" style:font-weight-asian="normal" style:font-weight-complex="normal"/>
    </style:style>
    <style:style style:name="T8" style:family="text">
      <style:text-properties fo:font-weight="normal" officeooo:rsid="00317e51" style:language-asian="zh" style:country-asian="TW" style:font-weight-asian="normal" style:font-weight-complex="normal"/>
    </style:style>
    <style:style style:name="T9" style:family="text">
      <style:text-properties fo:font-weight="normal" officeooo:rsid="00340e36" style:language-asian="zh" style:country-asian="TW" style:font-weight-asian="normal" style:font-weight-complex="normal"/>
    </style:style>
    <style:style style:name="T10" style:family="text">
      <style:text-properties fo:font-weight="normal" officeooo:rsid="006b6600" style:language-asian="zh" style:country-asian="TW" style:font-weight-asian="normal" style:font-weight-complex="normal"/>
    </style:style>
    <style:style style:name="T11" style:family="text">
      <style:text-properties fo:font-weight="normal" officeooo:rsid="0038987c" style:language-asian="zh" style:country-asian="TW" style:font-weight-asian="normal" style:font-weight-complex="normal"/>
    </style:style>
    <style:style style:name="T12" style:family="text">
      <style:text-properties fo:font-weight="normal" officeooo:rsid="001bc214" style:language-asian="zh" style:country-asian="TW" style:font-weight-asian="normal" style:font-weight-complex="normal"/>
    </style:style>
    <style:style style:name="T13" style:family="text">
      <style:text-properties fo:font-weight="normal" officeooo:rsid="002cab12" style:language-asian="zh" style:country-asian="TW" style:font-weight-asian="normal" style:font-weight-complex="normal"/>
    </style:style>
    <style:style style:name="T14" style:family="text">
      <style:text-properties fo:font-weight="normal" officeooo:rsid="002de22a" style:language-asian="zh" style:country-asian="TW" style:font-weight-asian="normal" style:font-weight-complex="normal"/>
    </style:style>
    <style:style style:name="T15" style:family="text">
      <style:text-properties fo:font-weight="normal" officeooo:rsid="0024e4f9" style:font-weight-asian="normal" style:font-weight-complex="normal"/>
    </style:style>
    <style:style style:name="T16" style:family="text">
      <style:text-properties fo:font-weight="normal" officeooo:rsid="00317e51" style:font-weight-asian="normal" style:font-weight-complex="normal"/>
    </style:style>
    <style:style style:name="T17" style:family="text">
      <style:text-properties fo:font-weight="normal" officeooo:rsid="00340e36" style:font-weight-asian="normal" style:font-weight-complex="normal"/>
    </style:style>
    <style:style style:name="T18" style:family="text">
      <style:text-properties officeooo:rsid="001ec0f0"/>
    </style:style>
    <style:style style:name="T19" style:family="text">
      <style:text-properties officeooo:rsid="0021c1c3"/>
    </style:style>
    <style:style style:name="T20" style:family="text">
      <style:text-properties officeooo:rsid="006cbfc7"/>
    </style:style>
    <style:style style:name="T21" style:family="text">
      <style:text-properties officeooo:rsid="001be18a"/>
    </style:style>
    <style:style style:name="T22" style:family="text">
      <style:text-properties officeooo:rsid="00340e36"/>
    </style:style>
    <style:style style:name="T23" style:family="text">
      <style:text-properties officeooo:rsid="002b748f"/>
    </style:style>
    <style:style style:name="T24" style:family="text">
      <style:text-properties officeooo:rsid="0038987c"/>
    </style:style>
    <style:style style:name="T25" style:family="text">
      <style:text-properties officeooo:rsid="002cab12"/>
    </style:style>
    <style:style style:name="T26" style:family="text">
      <style:text-properties officeooo:rsid="002de22a"/>
    </style:style>
    <style:style style:name="T27" style:family="text">
      <style:text-properties officeooo:rsid="001bc2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民事起訴狀（不當得利）</text:p>
      <text:p text:style-name="P9"><text:span text:style-name="T6"/></text:p>
      <text:p text:style-name="P9">訴訟標的金額<text:span text:style-name="T1">或價額：新臺幣 </text:span><text:span text:style-name="T7">389,300元，及未給付租賃</text:span><text:span text:style-name="T8">所得和按月給付每月租金的</text:span><text:span text:style-name="T9">1/3</text:span></text:p>
      <text:p text:style-name="P9">原告<text:span text:style-name="T1">：彭聖耀</text:span></text:p>
      <text:p text:style-name="P9">身分證<text:span text:style-name="T1">字號</text:span>：<text:span text:style-name="T2">A126169836</text:span></text:p>
      <text:p text:style-name="P9">性別：男</text:p>
      <text:p text:style-name="P9"><text:span text:style-name="T1">生日：</text:span><text:span text:style-name="T2">74</text:span><text:span text:style-name="T1">年</text:span><text:span text:style-name="T2">12</text:span><text:span text:style-name="T1">月</text:span><text:span text:style-name="T2">2</text:span><text:span text:style-name="T1">日</text:span></text:p>
      <text:p text:style-name="P9">戶籍地： <text:span text:style-name="T1">台北市中正區幸福里</text:span><text:span text:style-name="T3">11鄰</text:span><text:span text:style-name="T1">杭州南路一段</text:span><text:span text:style-name="T2">23號9樓之6<text:tab/></text:span>郵遞區號：<text:span text:style-name="T2">100023</text:span></text:p>
      <text:p text:style-name="P9">現住地： <text:span text:style-name="T1">台北市信義區黎安里</text:span><text:span text:style-name="T3">8鄰</text:span><text:span text:style-name="T1">和平東路三段</text:span><text:span text:style-name="T2">509巷4號3樓<text:tab/></text:span>郵遞區號：<text:span text:style-name="T2">110001</text:span></text:p>
      <text:p text:style-name="P9">電話：<text:span text:style-name="T2">0986046505</text:span></text:p>
      <text:p text:style-name="P9">電子郵件：<text:span text:style-name="T2">kentnewbie@hotmail.com</text:span></text:p>
      <text:p text:style-name="P9"/>
      <text:p text:style-name="P9">被告<text:span text:style-name="T1">：彭武勳</text:span></text:p>
      <text:p text:style-name="P9">身分證<text:span text:style-name="T1">字號</text:span>：<text:span text:style-name="T2">J101165116</text:span></text:p>
      <text:p text:style-name="P9">性別：男</text:p>
      <text:p text:style-name="P9"><text:span text:style-name="T1">生日：</text:span><text:span text:style-name="T2">45年2月4日</text:span></text:p>
      <text:p text:style-name="P9">戶籍地： <text:span text:style-name="T1">台北市中正區幸福里</text:span><text:span text:style-name="T3">11鄰</text:span><text:span text:style-name="T1">杭州南路一段</text:span><text:span text:style-name="T2">23號9樓之6<text:tab/></text:span>郵遞區號：<text:span text:style-name="T2">100023</text:span></text:p>
      <text:p text:style-name="P9">現住地： <text:span text:style-name="T1">美國、不詳</text:span></text:p>
      <text:p text:style-name="P9"><text:span text:style-name="T1"/></text:p>
      <text:p text:style-name="P9">被告<text:span text:style-name="T1">：彭姃蓉</text:span></text:p>
      <text:p text:style-name="P9">身分證<text:span text:style-name="T1">字號</text:span>：<text:span text:style-name="T2">J</text:span><text:span text:style-name="T3">200993378</text:span></text:p>
      <text:p text:style-name="P9">性別：<text:span text:style-name="T1">女</text:span></text:p>
      <text:p text:style-name="P9"><text:span text:style-name="T1">生日：</text:span><text:span text:style-name="T2">4</text:span><text:span text:style-name="T4">2</text:span><text:span text:style-name="T2">年</text:span><text:span text:style-name="T4">11</text:span><text:span text:style-name="T2">月</text:span><text:span text:style-name="T4">12</text:span><text:span text:style-name="T2">日</text:span></text:p>
      <text:p text:style-name="P9">戶籍地： <text:span text:style-name="T1">新竹縣竹東鎮商華里</text:span><text:span text:style-name="T3">7鄰東寧路三段47號</text:span><text:span text:style-name="T2"><text:tab/><text:tab/><text:tab/><text:tab/></text:span>郵遞區號：310007 </text:p>
      <text:p text:style-name="P9">現住地： <text:span text:style-name="T1">不詳</text:span></text:p>
      <text:p text:style-name="P9"/>
      <text:p text:style-name="P6">為訴請返還不當得利一事：</text:p>
      <text:p text:style-name="P6">訴之聲明</text:p>
      <text:p text:style-name="P1">一、被告應給付<text:span text:style-name="T15">予原告</text:span>新臺幣 <text:span text:style-name="T15">389,300元，及未給付租賃</text:span><text:span text:style-name="T16">所得和按月給付每月租金的</text:span><text:span text:style-name="T17">1/3</text:span><text:span text:style-name="T18">直至停止出租房屋為止。</text:span></text:p>
      <text:p text:style-name="P1">二、被告應合理分割房屋持分，明定由原告與被告二人共三人均分各樓層之面積<text:span text:style-name="T19">(1樓每人持有1/3，2樓每人持有1/3，騎樓每人持有1/3)</text:span>，以利原告使用房屋作為其他營業用途<text:span text:style-name="T18">。</text:span></text:p>
      <text:p text:style-name="P3">三、建請追加罰款至<text:span text:style-name="T20">300,000,000元，以立懲戒之效</text:span><text:span text:style-name="T18">。</text:span></text:p>
      <text:p text:style-name="P4">四、訴訟費用由被告負擔<text:span text:style-name="T18">。</text:span></text:p>
      <text:p text:style-name="P9"><text:span text:style-name="T1"/></text:p>
      <text:p text:style-name="P6">事實與理由</text:p>
      <text:p text:style-name="P6"/>
      <text:p text:style-name="P7">原告在民國113年4月9日完成位於新竹縣竹東鎮商華里<text:span text:style-name="T21">7鄰東寧路三段47號</text:span>房屋之繼承登記後，因房屋一樓租給陳小姐作為店面使用，被告二人罔顧原告已成為公同共有持有人之事實，將原房屋出租所得納為二人所有，對於原告的相關請求，以詐術、敷衍之詞掩蓋，或拖延，或是不理會<text:span text:style-name="T22">。</text:span></text:p>
      <text:p text:style-name="P8"/>
      <text:p text:style-name="P8">之後，原告於民國113年4月25日使用該房屋進行公司營業登記之場所，被告二人罔顧原告已成為公同共有持有人之事實，不同意簽署使用同意書，導致原告無法使用該房屋作為營業登記之場所，因營<text:soft-page-break/>業登記租用的面積並未超過房屋面積的1/3，不同意權屬於不正行使，導致原告公司營業登記一事窒礙難行，以及時間、財務上的損失<text:span text:style-name="T22">。</text:span></text:p>
      <text:p text:style-name="P8"/>
      <text:p text:style-name="P8">此兩事實促起此訴，被告除應賠償原告應有之利益以及造成損失以外，因此二人在過程中極其卑鄙、惡劣的欺騙行為和可能的勒索行為<text:span text:style-name="T23">(由彭武勳代表)</text:span>，應嚴加懲治，才能阻止他人群起效尤，以及避免未來的糾紛，考慮此二人居住於國外，在台北和新竹持有房地產，故訴請法院額外判罰<text:span text:style-name="T23">3億新台幣，以</text:span><text:span text:style-name="T20">立</text:span><text:span text:style-name="T23">懲戒之效。</text:span></text:p>
      <text:p text:style-name="P8"/>
      <text:p text:style-name="P10"><text:span text:style-name="T7">被告彭武勳，和原告進行詐騙時，首先假裝房屋實際上沒有太多收入，其說法為，整棟房屋作為營業使用，繳交的房屋稅與地價稅、水電費和租金所得相抵，有支出大於收入之情形，每人需年繳</text:span><text:span text:style-name="T11">3萬元地價稅，</text:span><text:span text:style-name="T7">經原告查詢後，營業登記的比例並非整棟房屋，其</text:span><text:span text:style-name="T12">112年的地價稅為32475元</text:span><text:span text:style-name="T11">，113年的房屋稅為2276元，</text:span><text:span text:style-name="T7">又在陳小姐的說詞租金為每月</text:span><text:span text:style-name="T13">7000新台幣來看(此金額無法查證)，</text:span><text:span text:style-name="T7">此說法極不合理，考慮房屋只有小部分作為營業使用採用營業稅率，租金每月</text:span><text:span text:style-name="T14">7000新台幣即年收84000新台幣，扣抵房屋稅</text:span><text:span text:style-name="T11">(2276)</text:span><text:span text:style-name="T14">和地價稅</text:span><text:span text:style-name="T11">(</text:span><text:span text:style-name="T12">32475元附近</text:span><text:span text:style-name="T11">)</text:span><text:span text:style-name="T14">，不計水電費，應有40000新台幣以上收入，店面營業理應自行負擔水電費，或是由出租人額外加收水電費</text:span></text:p>
      <text:p text:style-name="P8"/>
      <text:p text:style-name="P10"><text:span text:style-name="T7">原告除請求賠償租賃所得以外</text:span><text:span text:style-name="T8">(待計算，直到完訴後一併計算)</text:span><text:span text:style-name="T7">，另須加計，中途過程所消耗的時間和財務損失，公司登記部分，因被告二人採取不同意的行動，而造成原告需要借址登記</text:span><text:span text:style-name="T8">(市價為2500/月(未稅)，須登記至少一年)</text:span><text:span text:style-name="T7">，公司網路登記費用</text:span><text:span text:style-name="T8">(700)，通話費用(取</text:span><text:span text:style-name="T7">200)，可能需要重新申請會計查核簽證(5000~10000)，過程中產生的交通費(約1</text:span><text:span text:style-name="T10">2</text:span><text:span text:style-name="T7">00)，跑商務中心、公家機關及撰寫訴狀消耗的時間(以每天2000元計算，約2</text:span><text:span text:style-name="T10">4</text:span><text:span text:style-name="T7">天4</text:span><text:span text:style-name="T10">8</text:span><text:span text:style-name="T7">000元)，印製訴狀產生的費用</text:span><text:span text:style-name="T10">(取200)，</text:span><text:span text:style-name="T7">親屬詐騙之精神賠償費(</text:span><text:span text:style-name="T10">3</text:span><text:span text:style-name="T7">0萬元)，總計原告請求應得</text:span></text:p>
      <text:p text:style-name="P8"/>
      <text:p text:style-name="P10"><text:span text:style-name="T7">31500 + 700 + 200 + 7500 + 1</text:span><text:span text:style-name="T10">2</text:span><text:span text:style-name="T7">00 + 4</text:span><text:span text:style-name="T10">8</text:span><text:span text:style-name="T7">000 + </text:span><text:span text:style-name="T10">200 + 3</text:span><text:span text:style-name="T7">00000 = 389,300元，以及未給付租賃</text:span><text:span text:style-name="T8">所得和按月給付每月租金的</text:span><text:span text:style-name="T9">1/3。</text:span></text:p>
      <text:p text:style-name="P8"/>
      <text:p text:style-name="P8">又為以後減少產生爭執的可能性，請求法院改變房屋共有型態，代為分割持有物為<text:span text:style-name="T24">1樓、2樓、騎樓分別以1/3面積的方式分給原告及被告二人，若是以持有的面積進行租用、公司登記，屬於個人權利無須其他持有人同意，產生之稅金亦拆分計算。</text:span></text:p>
      <text:p text:style-name="P8"/>
      <text:p text:style-name="P8">此致</text:p>
      <text:p text:style-name="P8"/>
      <text:p text:style-name="P10"><text:span text:style-name="T7"><text:tab/>臺灣臺北地方法院 <text:s/></text:span>公鑒</text:p>
      <text:p text:style-name="P10"/>
      <text:p text:style-name="P10">中 華 民 國<text:span text:style-name="T5">113</text:span> <text:span text:style-name="T1">年月</text:span>日</text:p>
      <text:p text:style-name="P10"/>
      <text:p text:style-name="P10">具狀人<text:span text:style-name="T1">：彭聖耀</text:span></text:p>
      <text:p text:style-name="P10">撰狀人：彭聖耀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15:18:16.581000000</meta:creation-date>
    <dc:date>2024-06-10T15:27:27.903000000</dc:date>
    <meta:editing-duration>PT9M10S</meta:editing-duration>
    <meta:editing-cycles>3</meta:editing-cycles>
    <meta:generator>LibreOffice/7.6.6.3$Windows_X86_64 LibreOffice_project/d97b2716a9a4a2ce1391dee1765565ea469b0ae7</meta:generator>
    <meta:document-statistic meta:table-count="0" meta:image-count="0" meta:object-count="0" meta:page-count="2" meta:paragraph-count="41" meta:word-count="1535" meta:character-count="1818" meta:non-whitespace-character-count="1778"/>
  </office:meta>
</office:document-meta>
</file>